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A4000006DEB744862E277A4AB1.png" manifest:media-type="image/png"/>
  <manifest:file-entry manifest:full-path="Pictures/100002010000039D00000352A1993BEECA6DC821.png" manifest:media-type="image/png"/>
  <manifest:file-entry manifest:full-path="Pictures/1000020100000206000002A2B64C7B2DFC6A1A0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221" officeooo:paragraph-rsid="001e2221"/>
    </style:style>
    <style:style style:name="P2" style:family="paragraph" style:parent-style-name="Standard">
      <style:text-properties officeooo:rsid="001f9a51" officeooo:paragraph-rsid="001f9a51"/>
    </style:style>
    <style:style style:name="P3" style:family="paragraph" style:parent-style-name="Standard">
      <style:text-properties officeooo:rsid="001f9a51" officeooo:paragraph-rsid="002070cb"/>
    </style:style>
    <style:style style:name="P4" style:family="paragraph" style:parent-style-name="Standard">
      <style:text-properties officeooo:rsid="002070cb" officeooo:paragraph-rsid="002070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13.705cm" svg:height="17.833cm" draw:z-index="0"><draw:image xlink:href="Pictures/1000020100000206000002A2B64C7B2DFC6A1A0D.png" xlink:type="simple" xlink:show="embed" xlink:actuate="onLoad"/></draw:frame>usecase diagramm</text:p>
      <text:p text:style-name="P1"><text:s/></text:p>
      <text:p text:style-name="P1"/>
      <text:p text:style-name="P1"/>
      <text:p text:style-name="P3"><text:soft-page-break/><draw:frame draw:style-name="fr2" draw:name="Изображение2" text:anchor-type="as-char" svg:width="17cm" svg:height="15.621cm" draw:z-index="1"><draw:image xlink:href="Pictures/100002010000039D00000352A1993BEECA6DC821.png" xlink:type="simple" xlink:show="embed" xlink:actuate="onLoad"/></draw:frame></text:p>
      <text:p text:style-name="P3">алгоритм входа в систему</text:p>
      <text:p text:style-name="P3"/>
      <text:p text:style-name="P3"><text:soft-page-break/><draw:frame draw:style-name="fr2" draw:name="Изображение3" text:anchor-type="as-char" svg:width="17cm" svg:height="17.579cm" draw:z-index="2"><draw:image xlink:href="Pictures/10000201000006A4000006DEB744862E277A4AB1.png" xlink:type="simple" xlink:show="embed" xlink:actuate="onLoad"/></draw:frame></text:p>
      <text:p text:style-name="P4">алгоритм ремонта машины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9:34:47.863966378</meta:creation-date>
    <dc:date>2018-05-15T21:28:45.943484099</dc:date>
    <meta:editing-duration>PT1H36M51S</meta:editing-duration>
    <meta:editing-cycles>3</meta:editing-cycles>
    <meta:generator>LibreOffice/5.2.7.2$Linux_x86 LibreOffice_project/20m0$Build-2</meta:generator>
    <meta:document-statistic meta:table-count="0" meta:image-count="3" meta:object-count="0" meta:page-count="3" meta:paragraph-count="6" meta:word-count="9" meta:character-count="64" meta:non-whitespace-character-count="57"/>
  </office:meta>
</office:document-meta>
</file>